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1-0_sc_WORD,rule</text:p>
          </table:table-cell>
          <table:table-cell office:value-type="float" office:value="1038940" calcext:value-type="float">
            <text:p>10389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400" calcext:value-type="float">
            <text:p>25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cc_WORD,rule</text:p>
          </table:table-cell>
          <table:table-cell office:value-type="float" office:value="785540" calcext:value-type="float">
            <text:p>78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dd_WORD,rule</text:p>
          </table:table-cell>
          <table:table-cell office:value-type="float" office:value="78554000" calcext:value-type="float">
            <text:p>78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mon_dd_WORD,rule</text:p>
          </table:table-cell>
          <table:table-cell office:value-type="float" office:value="925518160" calcext:value-type="float">
            <text:p>925518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,rule</text:p>
          </table:table-cell>
          <table:table-cell office:value-type="float" office:value="785540" calcext:value-type="float">
            <text:p>78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dd,rule</text:p>
          </table:table-cell>
          <table:table-cell office:value-type="float" office:value="78554000" calcext:value-type="float">
            <text:p>78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sc,rule</text:p>
          </table:table-cell>
          <table:table-cell office:value-type="float" office:value="3927700" calcext:value-type="float">
            <text:p>392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year,rule</text:p>
          </table:table-cell>
          <table:table-cell office:value-type="float" office:value="130247600" calcext:value-type="float">
            <text:p>13024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dd_WORD,rule</text:p>
          </table:table-cell>
          <table:table-cell office:value-type="float" office:value="253400000" calcext:value-type="float">
            <text:p>25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d_WOR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_WOR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_sc_WORD,rule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_WORD,rule</text:p>
          </table:table-cell>
          <table:table-cell office:value-type="float" office:value="253400" calcext:value-type="float">
            <text:p>25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dddd_WORD,rule</text:p>
          </table:table-cell>
          <table:table-cell office:value-type="float" office:value="1267000000" calcext:value-type="float">
            <text:p>1267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dd_WORD,rule</text:p>
          </table:table-cell>
          <table:table-cell office:value-type="float" office:value="12670000" calcext:value-type="float">
            <text:p>126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,rule</text:p>
          </table:table-cell>
          <table:table-cell office:value-type="float" office:value="1013600" calcext:value-type="float">
            <text:p>101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d_mon_sc,rule</text:p>
          </table:table-cell>
          <table:table-cell office:value-type="float" office:value="131768000" calcext:value-type="float">
            <text:p>1317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d_sc,rule</text:p>
          </table:table-cell>
          <table:table-cell office:value-type="float" office:value="10136000" calcext:value-type="float">
            <text:p>1013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2165760" calcext:value-type="float">
            <text:p>4216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year_sc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year_WORD,rule</text:p>
          </table:table-cell>
          <table:table-cell office:value-type="float" office:value="16471000" calcext:value-type="float">
            <text:p>164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2sc_dd,rule</text:p>
          </table:table-cell>
          <table:table-cell office:value-type="float" office:value="17763340" calcext:value-type="float">
            <text:p>17763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dd_mon,rule</text:p>
          </table:table-cell>
          <table:table-cell office:value-type="float" office:value="1054169340" calcext:value-type="float">
            <text:p>105416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2120" calcext:value-type="float">
            <text:p>10592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dd,rule</text:p>
          </table:table-cell>
          <table:table-cell office:value-type="float" office:value="925518160" calcext:value-type="float">
            <text:p>925518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sc,rule</text:p>
          </table:table-cell>
          <table:table-cell office:value-type="float" office:value="63400680" calcext:value-type="float">
            <text:p>63400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year,rule</text:p>
          </table:table-cell>
          <table:table-cell office:value-type="float" office:value="471324000" calcext:value-type="float">
            <text:p>4713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400000" calcext:value-type="float">
            <text:p>25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405340" calcext:value-type="float">
            <text:p>177405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8000" calcext:value-type="float">
            <text:p>1773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age,rule</text:p>
          </table:table-cell>
          <table:table-cell office:value-type="float" office:value="28380800" calcext:value-type="float">
            <text:p>283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age_sc,rule</text:p>
          </table:table-cell>
          <table:table-cell office:value-type="float" office:value="170132760" calcext:value-type="float">
            <text:p>170132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3340" calcext:value-type="float">
            <text:p>17763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mon_dd,rule</text:p>
          </table:table-cell>
          <table:table-cell office:value-type="float" office:value="32967340" calcext:value-type="float">
            <text:p>32967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mon_dd_sc,rule</text:p>
          </table:table-cell>
          <table:table-cell office:value-type="float" office:value="197652000" calcext:value-type="float">
            <text:p>19765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460" calcext:value-type="float">
            <text:p>174846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4000" calcext:value-type="float">
            <text:p>1520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540" calcext:value-type="float">
            <text:p>12188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_mon,rule</text:p>
          </table:table-cell>
          <table:table-cell office:value-type="float" office:value="24351740" calcext:value-type="float">
            <text:p>243517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_sc,rule</text:p>
          </table:table-cell>
          <table:table-cell office:value-type="float" office:value="108455200" calcext:value-type="float">
            <text:p>10845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sc_WORD,rule</text:p>
          </table:table-cell>
          <table:table-cell office:value-type="float" office:value="16471000" calcext:value-type="float">
            <text:p>164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WORD_sc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1-0_sc_wORD,rule</text:p>
          </table:table-cell>
          <table:table-cell office:value-type="float" office:value="1038940" calcext:value-type="float">
            <text:p>10389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400" calcext:value-type="float">
            <text:p>25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cc_wORD,rule</text:p>
          </table:table-cell>
          <table:table-cell office:value-type="float" office:value="785540" calcext:value-type="float">
            <text:p>78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dd_wORD,rule</text:p>
          </table:table-cell>
          <table:table-cell office:value-type="float" office:value="78554000" calcext:value-type="float">
            <text:p>78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mon_dd_wORD,rule</text:p>
          </table:table-cell>
          <table:table-cell office:value-type="float" office:value="925518160" calcext:value-type="float">
            <text:p>925518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,rule</text:p>
          </table:table-cell>
          <table:table-cell office:value-type="float" office:value="785540" calcext:value-type="float">
            <text:p>78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dd,rule</text:p>
          </table:table-cell>
          <table:table-cell office:value-type="float" office:value="78554000" calcext:value-type="float">
            <text:p>78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sc,rule</text:p>
          </table:table-cell>
          <table:table-cell office:value-type="float" office:value="3927700" calcext:value-type="float">
            <text:p>392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year,rule</text:p>
          </table:table-cell>
          <table:table-cell office:value-type="float" office:value="130247600" calcext:value-type="float">
            <text:p>13024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dd_wORD,rule</text:p>
          </table:table-cell>
          <table:table-cell office:value-type="float" office:value="253400000" calcext:value-type="float">
            <text:p>25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d_wOR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_wOR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_sc_wORD,rule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_wORD,rule</text:p>
          </table:table-cell>
          <table:table-cell office:value-type="float" office:value="253400" calcext:value-type="float">
            <text:p>25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dddd_wORD,rule</text:p>
          </table:table-cell>
          <table:table-cell office:value-type="float" office:value="1267000000" calcext:value-type="float">
            <text:p>1267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dd_wORD,rule</text:p>
          </table:table-cell>
          <table:table-cell office:value-type="float" office:value="12670000" calcext:value-type="float">
            <text:p>126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,rule</text:p>
          </table:table-cell>
          <table:table-cell office:value-type="float" office:value="1013600" calcext:value-type="float">
            <text:p>101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d_mon_sc,rule</text:p>
          </table:table-cell>
          <table:table-cell office:value-type="float" office:value="131768000" calcext:value-type="float">
            <text:p>1317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d_sc,rule</text:p>
          </table:table-cell>
          <table:table-cell office:value-type="float" office:value="10136000" calcext:value-type="float">
            <text:p>1013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2165760" calcext:value-type="float">
            <text:p>4216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year_sc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year_wORD,rule</text:p>
          </table:table-cell>
          <table:table-cell office:value-type="float" office:value="16471000" calcext:value-type="float">
            <text:p>164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2sc_dd,rule</text:p>
          </table:table-cell>
          <table:table-cell office:value-type="float" office:value="17763340" calcext:value-type="float">
            <text:p>17763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dd_mon,rule</text:p>
          </table:table-cell>
          <table:table-cell office:value-type="float" office:value="1054169340" calcext:value-type="float">
            <text:p>105416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2120" calcext:value-type="float">
            <text:p>10592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dd,rule</text:p>
          </table:table-cell>
          <table:table-cell office:value-type="float" office:value="925518160" calcext:value-type="float">
            <text:p>925518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sc,rule</text:p>
          </table:table-cell>
          <table:table-cell office:value-type="float" office:value="63400680" calcext:value-type="float">
            <text:p>63400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year,rule</text:p>
          </table:table-cell>
          <table:table-cell office:value-type="float" office:value="471324000" calcext:value-type="float">
            <text:p>4713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400000" calcext:value-type="float">
            <text:p>25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405340" calcext:value-type="float">
            <text:p>177405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8000" calcext:value-type="float">
            <text:p>1773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age,rule</text:p>
          </table:table-cell>
          <table:table-cell office:value-type="float" office:value="28380800" calcext:value-type="float">
            <text:p>283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age_sc,rule</text:p>
          </table:table-cell>
          <table:table-cell office:value-type="float" office:value="170132760" calcext:value-type="float">
            <text:p>170132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3340" calcext:value-type="float">
            <text:p>17763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mon_dd,rule</text:p>
          </table:table-cell>
          <table:table-cell office:value-type="float" office:value="32967340" calcext:value-type="float">
            <text:p>32967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mon_dd_sc,rule</text:p>
          </table:table-cell>
          <table:table-cell office:value-type="float" office:value="197652000" calcext:value-type="float">
            <text:p>19765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460" calcext:value-type="float">
            <text:p>1748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4000" calcext:value-type="float">
            <text:p>1520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540" calcext:value-type="float">
            <text:p>12188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_mon,rule</text:p>
          </table:table-cell>
          <table:table-cell office:value-type="float" office:value="24351740" calcext:value-type="float">
            <text:p>243517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_sc,rule</text:p>
          </table:table-cell>
          <table:table-cell office:value-type="float" office:value="108455200" calcext:value-type="float">
            <text:p>10845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sc_wORD,rule</text:p>
          </table:table-cell>
          <table:table-cell office:value-type="float" office:value="16471000" calcext:value-type="float">
            <text:p>164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wORD_sc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1-0_sc_Word,rule</text:p>
          </table:table-cell>
          <table:table-cell office:value-type="float" office:value="1038940" calcext:value-type="float">
            <text:p>10389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400" calcext:value-type="float">
            <text:p>25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cc_Word,rule</text:p>
          </table:table-cell>
          <table:table-cell office:value-type="float" office:value="785540" calcext:value-type="float">
            <text:p>78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dd_Word,rule</text:p>
          </table:table-cell>
          <table:table-cell office:value-type="float" office:value="78554000" calcext:value-type="float">
            <text:p>78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mon_dd_Word,rule</text:p>
          </table:table-cell>
          <table:table-cell office:value-type="float" office:value="925518160" calcext:value-type="float">
            <text:p>925518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,rule</text:p>
          </table:table-cell>
          <table:table-cell office:value-type="float" office:value="785540" calcext:value-type="float">
            <text:p>78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dd,rule</text:p>
          </table:table-cell>
          <table:table-cell office:value-type="float" office:value="78554000" calcext:value-type="float">
            <text:p>78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sc,rule</text:p>
          </table:table-cell>
          <table:table-cell office:value-type="float" office:value="3927700" calcext:value-type="float">
            <text:p>392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year,rule</text:p>
          </table:table-cell>
          <table:table-cell office:value-type="float" office:value="130247600" calcext:value-type="float">
            <text:p>13024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dd_Word,rule</text:p>
          </table:table-cell>
          <table:table-cell office:value-type="float" office:value="253400000" calcext:value-type="float">
            <text:p>25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d_Wor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_Wor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_sc_Word,rule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_Word,rule</text:p>
          </table:table-cell>
          <table:table-cell office:value-type="float" office:value="253400" calcext:value-type="float">
            <text:p>25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dddd_Word,rule</text:p>
          </table:table-cell>
          <table:table-cell office:value-type="float" office:value="1267000000" calcext:value-type="float">
            <text:p>1267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dd_Word,rule</text:p>
          </table:table-cell>
          <table:table-cell office:value-type="float" office:value="12670000" calcext:value-type="float">
            <text:p>126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,rule</text:p>
          </table:table-cell>
          <table:table-cell office:value-type="float" office:value="1013600" calcext:value-type="float">
            <text:p>101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d_mon_sc,rule</text:p>
          </table:table-cell>
          <table:table-cell office:value-type="float" office:value="131768000" calcext:value-type="float">
            <text:p>1317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d_sc,rule</text:p>
          </table:table-cell>
          <table:table-cell office:value-type="float" office:value="10136000" calcext:value-type="float">
            <text:p>1013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2165760" calcext:value-type="float">
            <text:p>4216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year_sc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year_Word,rule</text:p>
          </table:table-cell>
          <table:table-cell office:value-type="float" office:value="16471000" calcext:value-type="float">
            <text:p>164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2sc_dd,rule</text:p>
          </table:table-cell>
          <table:table-cell office:value-type="float" office:value="17763340" calcext:value-type="float">
            <text:p>17763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dd_mon,rule</text:p>
          </table:table-cell>
          <table:table-cell office:value-type="float" office:value="1054169340" calcext:value-type="float">
            <text:p>105416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2120" calcext:value-type="float">
            <text:p>10592120</text:p>
          </table:table-cell>
          <table:table-cell office:value-type="float" office:value="6.59170504323587" calcext:value-type="float">
            <text:p>6,59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dd,rule</text:p>
          </table:table-cell>
          <table:table-cell office:value-type="float" office:value="925518160" calcext:value-type="float">
            <text:p>925518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sc,rule</text:p>
          </table:table-cell>
          <table:table-cell office:value-type="float" office:value="63400680" calcext:value-type="float">
            <text:p>63400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year,rule</text:p>
          </table:table-cell>
          <table:table-cell office:value-type="float" office:value="471324000" calcext:value-type="float">
            <text:p>4713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7.91811913046922" calcext:value-type="float">
            <text:p>7,92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7.16183190306123" calcext:value-type="float">
            <text:p>7,1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400000" calcext:value-type="float">
            <text:p>25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405340" calcext:value-type="float">
            <text:p>177405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8000" calcext:value-type="float">
            <text:p>1773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age,rule</text:p>
          </table:table-cell>
          <table:table-cell office:value-type="float" office:value="28380800" calcext:value-type="float">
            <text:p>283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age_sc,rule</text:p>
          </table:table-cell>
          <table:table-cell office:value-type="float" office:value="170132760" calcext:value-type="float">
            <text:p>170132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3340" calcext:value-type="float">
            <text:p>1776334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mon_dd,rule</text:p>
          </table:table-cell>
          <table:table-cell office:value-type="float" office:value="32967340" calcext:value-type="float">
            <text:p>32967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mon_dd_sc,rule</text:p>
          </table:table-cell>
          <table:table-cell office:value-type="float" office:value="197652000" calcext:value-type="float">
            <text:p>19765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460" calcext:value-type="float">
            <text:p>1748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4000" calcext:value-type="float">
            <text:p>15204000</text:p>
          </table:table-cell>
          <table:table-cell office:value-type="float" office:value="5.1450504320243" calcext:value-type="float">
            <text:p>5,15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540" calcext:value-type="float">
            <text:p>12188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12.0527451100544" calcext:value-type="float">
            <text:p>12,05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_mon,rule</text:p>
          </table:table-cell>
          <table:table-cell office:value-type="float" office:value="24351740" calcext:value-type="float">
            <text:p>243517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_sc,rule</text:p>
          </table:table-cell>
          <table:table-cell office:value-type="float" office:value="108455200" calcext:value-type="float">
            <text:p>10845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sc_Word,rule</text:p>
          </table:table-cell>
          <table:table-cell office:value-type="float" office:value="16471000" calcext:value-type="float">
            <text:p>164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Word_sc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1-0_sc_word,rule</text:p>
          </table:table-cell>
          <table:table-cell office:value-type="float" office:value="1038940" calcext:value-type="float">
            <text:p>10389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400" calcext:value-type="float">
            <text:p>25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cc_word,rule</text:p>
          </table:table-cell>
          <table:table-cell office:value-type="float" office:value="785540" calcext:value-type="float">
            <text:p>78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dd_word,rule</text:p>
          </table:table-cell>
          <table:table-cell office:value-type="float" office:value="78554000" calcext:value-type="float">
            <text:p>78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mon_dd_word,rule</text:p>
          </table:table-cell>
          <table:table-cell office:value-type="float" office:value="925518160" calcext:value-type="float">
            <text:p>925518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,rule</text:p>
          </table:table-cell>
          <table:table-cell office:value-type="float" office:value="785540" calcext:value-type="float">
            <text:p>78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dd,rule</text:p>
          </table:table-cell>
          <table:table-cell office:value-type="float" office:value="78554000" calcext:value-type="float">
            <text:p>78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sc,rule</text:p>
          </table:table-cell>
          <table:table-cell office:value-type="float" office:value="3927700" calcext:value-type="float">
            <text:p>392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ay_word_year,rule</text:p>
          </table:table-cell>
          <table:table-cell office:value-type="float" office:value="130247600" calcext:value-type="float">
            <text:p>13024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dd_word,rule</text:p>
          </table:table-cell>
          <table:table-cell office:value-type="float" office:value="253400000" calcext:value-type="float">
            <text:p>25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d_wor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d_wor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_sc_word,rule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d_word,rule</text:p>
          </table:table-cell>
          <table:table-cell office:value-type="float" office:value="253400" calcext:value-type="float">
            <text:p>25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dddd_word,rule</text:p>
          </table:table-cell>
          <table:table-cell office:value-type="float" office:value="1267000000" calcext:value-type="float">
            <text:p>1267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dd_word,rule</text:p>
          </table:table-cell>
          <table:table-cell office:value-type="float" office:value="12670000" calcext:value-type="float">
            <text:p>126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,rule</text:p>
          </table:table-cell>
          <table:table-cell office:value-type="float" office:value="1013600" calcext:value-type="float">
            <text:p>101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d_mon_sc,rule</text:p>
          </table:table-cell>
          <table:table-cell office:value-type="float" office:value="131768000" calcext:value-type="float">
            <text:p>1317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dd_sc,rule</text:p>
          </table:table-cell>
          <table:table-cell office:value-type="float" office:value="10136000" calcext:value-type="float">
            <text:p>1013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2165760" calcext:value-type="float">
            <text:p>4216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word_year_sc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sc_year_word,rule</text:p>
          </table:table-cell>
          <table:table-cell office:value-type="float" office:value="16471000" calcext:value-type="float">
            <text:p>164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2sc_dd,rule</text:p>
          </table:table-cell>
          <table:table-cell office:value-type="float" office:value="17763340" calcext:value-type="float">
            <text:p>17763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dd_mon,rule</text:p>
          </table:table-cell>
          <table:table-cell office:value-type="float" office:value="1054169340" calcext:value-type="float">
            <text:p>105416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2120" calcext:value-type="float">
            <text:p>10592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dd,rule</text:p>
          </table:table-cell>
          <table:table-cell office:value-type="float" office:value="925518160" calcext:value-type="float">
            <text:p>925518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sc,rule</text:p>
          </table:table-cell>
          <table:table-cell office:value-type="float" office:value="63400680" calcext:value-type="float">
            <text:p>63400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ay_mon_year,rule</text:p>
          </table:table-cell>
          <table:table-cell office:value-type="float" office:value="471324000" calcext:value-type="float">
            <text:p>4713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400000" calcext:value-type="float">
            <text:p>25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405340" calcext:value-type="float">
            <text:p>177405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8000" calcext:value-type="float">
            <text:p>1773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age,rule</text:p>
          </table:table-cell>
          <table:table-cell office:value-type="float" office:value="28380800" calcext:value-type="float">
            <text:p>283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age_sc,rule</text:p>
          </table:table-cell>
          <table:table-cell office:value-type="float" office:value="170132760" calcext:value-type="float">
            <text:p>170132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3340" calcext:value-type="float">
            <text:p>17763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mon_dd,rule</text:p>
          </table:table-cell>
          <table:table-cell office:value-type="float" office:value="32967340" calcext:value-type="float">
            <text:p>32967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mon_dd_sc,rule</text:p>
          </table:table-cell>
          <table:table-cell office:value-type="float" office:value="197652000" calcext:value-type="float">
            <text:p>19765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460" calcext:value-type="float">
            <text:p>1748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4000" calcext:value-type="float">
            <text:p>1520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540" calcext:value-type="float">
            <text:p>12188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_mon,rule</text:p>
          </table:table-cell>
          <table:table-cell office:value-type="float" office:value="24351740" calcext:value-type="float">
            <text:p>243517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word_year_sc,rule</text:p>
          </table:table-cell>
          <table:table-cell office:value-type="float" office:value="108455200" calcext:value-type="float">
            <text:p>10845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sc_word,rule</text:p>
          </table:table-cell>
          <table:table-cell office:value-type="float" office:value="16471000" calcext:value-type="float">
            <text:p>164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fem</text:p>
          </table:table-cell>
          <table:table-cell office:value-type="string" calcext:value-type="string">
            <text:p>year_word_sc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30:05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0S</meta:editing-duration>
    <meta:editing-cycles>3</meta:editing-cycles>
    <meta:generator>LibreOffice/5.2.0.4$Windows_x86 LibreOffice_project/066b007f5ebcc236395c7d282ba488bca6720265</meta:generator>
    <dc:date>2016-08-13T21:31:33.939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